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pitch="variable"/>
    <style:font-face style:name="01" svg:font-family="0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15cm" svg:stroke-color="#000000" svg:stroke-opacity="100%" draw:stroke-linejoin="miter" svg:stroke-linecap="butt" draw:fill="none" fo:padding-top="0.2cm" fo:padding-bottom="0.2cm" fo:padding-left="0.325cm" fo:padding-right="0.325cm"/>
    </style:style>
    <style:style style:name="gr3" style:family="graphic" style:parent-style-name="standard">
      <style:graphic-properties draw:stroke="none" draw:fill="none" draw:textarea-vertical-align="middle" fo:min-height="0.874cm" fo:min-width="2.5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248cm" fo:min-width="2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01" fo:font-size="17.7999992370605pt" style:font-name-asian="01" style:font-size-asian="17.7999992370605pt" style:font-name-complex="01" style:font-size-complex="17.799999237060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>
          <draw:polygon draw:style-name="gr1" draw:text-style-name="P1" draw:layer="layout" svg:width="8.55cm" svg:height="7.35cm" svg:x="1.968cm" svg:y="-18.215cm" svg:viewBox="0 0 8551 7351" draw:points="0,7351 8551,7351 8551,0 0,0">
            <text:p/>
          </draw:polygon>
          <draw:polygon draw:style-name="gr2" draw:text-style-name="P2" draw:layer="layout" svg:width="8.55cm" svg:height="7.35cm" svg:x="1.968cm" svg:y="-18.215cm" svg:viewBox="0 0 8551 7351" draw:points="0,7351 8551,7351 8551,0 0,0">
            <text:p/>
          </draw:polygon>
        </draw:g>
        <draw:frame draw:style-name="gr3" draw:text-style-name="P4" draw:layer="layout" svg:width="2.613cm" svg:height="0.874cm" svg:x="6.243cm" svg:y="-15.139cm">
          <draw:text-box>
            <text:p text:style-name="P3"><text:span text:style-name="T1">atattat</text:span></text:p>
          </draw:text-box>
        </draw:frame>
        <draw:g>
          <draw:polygon draw:style-name="gr1" draw:text-style-name="P1" draw:layer="layout" svg:width="4.846cm" svg:height="2.943cm" svg:x="6.073cm" svg:y="-26.885cm" svg:viewBox="0 0 4847 2944" draw:points="0,2944 4847,2944 4847,0 0,0">
            <text:p/>
          </draw:polygon>
          <draw:polygon draw:style-name="gr2" draw:text-style-name="P2" draw:layer="layout" svg:width="4.846cm" svg:height="2.943cm" svg:x="6.073cm" svg:y="-26.885cm" svg:viewBox="0 0 4847 2944" draw:points="0,2944 4847,2944 4847,0 0,0">
            <text:p/>
          </draw:polygon>
        </draw:g>
        <draw:path draw:style-name="gr2" draw:text-style-name="P2" draw:layer="layout" svg:width="6.674cm" svg:height="11.515cm" svg:x="-0.748cm" svg:y="-25.467cm" svg:viewBox="0 0 6675 11516" svg:d="M6675 9c-113-6-226-9-339-9-1112 0-2205 293-3168 849s-1763 1355-2319 2318c-556 964-849 2056-849 3168s293 2205 849 3168c460 796 1088 1483 1841 2013">
          <text:p/>
        </draw:path>
        <draw:custom-shape draw:style-name="gr4" draw:text-style-name="P5" draw:layer="layout" svg:width="2.5cm" svg:height="0.498cm" svg:x="4.749cm" svg:y="0.50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pitch="variable"/>
    <style:font-face style:name="01" svg:font-family="0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817cm" fo:page-height="16.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2-17T23:21:55.731239470</dc:date>
    <meta:editing-duration>PT4H36M30S</meta:editing-duration>
    <meta:editing-cycles>2</meta:editing-cycles>
    <meta:document-statistic meta:object-count="9"/>
  </office:meta>
</office:document-meta>
</file>